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5b02"/>
    </style:style>
    <style:style style:name="P2" style:family="paragraph" style:parent-style-name="Text_20_body">
      <style:text-properties officeooo:paragraph-rsid="000be0e9"/>
    </style:style>
    <style:style style:name="P3" style:family="paragraph" style:parent-style-name="Text_20_body">
      <style:text-properties officeooo:rsid="000c5afd" officeooo:paragraph-rsid="000c5afd"/>
    </style:style>
    <style:style style:name="P4" style:family="paragraph" style:parent-style-name="Text_20_body">
      <style:text-properties officeooo:rsid="000ca5ab" officeooo:paragraph-rsid="000ca5ab"/>
    </style:style>
    <style:style style:name="P5" style:family="paragraph" style:parent-style-name="Text_20_body">
      <style:text-properties officeooo:rsid="000f3479" officeooo:paragraph-rsid="000f3479"/>
    </style:style>
    <style:style style:name="P6" style:family="paragraph" style:parent-style-name="Text_20_body">
      <style:text-properties officeooo:paragraph-rsid="0012cf95"/>
    </style:style>
    <style:style style:name="P7" style:family="paragraph" style:parent-style-name="Text_20_body">
      <style:text-properties officeooo:paragraph-rsid="0013411e"/>
    </style:style>
    <style:style style:name="P8" style:family="paragraph" style:parent-style-name="Text_20_body">
      <style:text-properties officeooo:rsid="00154a92" officeooo:paragraph-rsid="00154a92"/>
    </style:style>
    <style:style style:name="P9" style:family="paragraph" style:parent-style-name="Standard"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071023" style:font-size-asian="11pt" style:font-style-asian="normal" style:font-weight-asian="normal" style:text-emphasize="none"/>
    </style:style>
    <style:style style:name="P10" style:family="paragraph" style:parent-style-name="Standard">
      <style:text-properties fo:color="#c9211e" style:text-outline="false" style:text-line-through-style="none" style:text-line-through-type="none" style:font-name="Liberation Sans2" fo:font-size="13pt" fo:font-style="italic" fo:text-shadow="none" style:text-underline-style="none" fo:font-weight="normal" officeooo:paragraph-rsid="00071023" style:font-size-asian="13pt" style:font-style-asian="italic" style:font-weight-asian="normal" style:text-emphasize="none"/>
    </style:style>
    <style:style style:name="P11" style:family="paragraph" style:parent-style-name="Standard">
      <style:text-properties officeooo:paragraph-rsid="00071023"/>
    </style:style>
    <style:style style:name="P12" style:family="paragraph" style:parent-style-name="Standard">
      <style:text-properties officeooo:rsid="0011b14a" officeooo:paragraph-rsid="0011b14a"/>
    </style:style>
    <style:style style:name="P13" style:family="paragraph" style:parent-style-name="Figure">
      <style:text-properties fo:font-variant="normal" fo:text-transform="none" fo:color="#000000" style:text-outline="false" style:text-line-through-style="none" style:text-line-through-type="none" style:font-name="Liberation Sans" fo:font-size="16.1000003814697pt" fo:font-style="normal" fo:text-shadow="none" style:text-underline-style="none" fo:font-weight="normal" officeooo:rsid="001dd564" officeooo:paragraph-rsid="0012cf95" style:text-blinking="false" fo:background-color="transparent" style:font-name-asian="Noto Sans CJK SC" style:font-size-asian="16.1000003814697pt" style:font-style-asian="normal" style:font-weight-asian="normal" style:font-name-complex="Lohit Devanagari" style:font-size-complex="16.1000003814697pt" style:font-style-complex="normal" style:font-weight-complex="normal" style:text-emphasize="none"/>
    </style:style>
    <style:style style:name="P14" style:family="paragraph" style:parent-style-name="Figure">
      <style:text-properties officeooo:paragraph-rsid="0012cf95"/>
    </style:style>
    <style:style style:name="P15" style:family="paragraph" style:parent-style-name="Figure">
      <style:text-properties fo:font-variant="normal" fo:text-transform="none" fo:color="#000000" style:text-outline="false" style:text-line-through-style="none" style:text-line-through-type="none" style:font-name="Liberation Sans" fo:font-size="16.1000003814697pt" fo:font-style="normal" fo:text-shadow="none" style:text-underline-style="none" fo:font-weight="normal" officeooo:rsid="001dd564" officeooo:paragraph-rsid="0012cf95" style:text-blinking="false" fo:background-color="transparent" style:font-name-asian="Noto Sans CJK SC" style:font-size-asian="16.1000003814697pt" style:font-style-asian="normal" style:font-weight-asian="normal" style:font-name-complex="Lohit Devanagari" style:font-size-complex="16.1000003814697pt" style:font-style-complex="normal" style:font-weight-complex="normal" style:text-emphasize="none"/>
    </style:style>
    <style:style style:name="P16" style:family="paragraph" style:parent-style-name="Figure">
      <style:text-properties officeooo:paragraph-rsid="0018c2b8"/>
    </style:style>
    <style:style style:name="P17" style:family="paragraph" style:parent-style-name="Figure">
      <style:text-properties fo:color="#c9211e" officeooo:paragraph-rsid="0012cf95"/>
    </style:style>
    <style:style style:name="P18" style:family="paragraph" style:parent-style-name="Figure">
      <style:text-properties style:use-window-font-color="true" officeooo:rsid="001c8814" officeooo:paragraph-rsid="001c8814"/>
    </style:style>
    <style:style style:name="P19" style:family="paragraph" style:parent-style-name="Heading_20_2">
      <style:text-properties officeooo:rsid="000ca5ab" officeooo:paragraph-rsid="0013411e"/>
    </style:style>
    <style:style style:name="P20" style:family="paragraph" style:parent-style-name="Heading_20_2">
      <style:text-properties style:font-name="Liberation Sans" fo:font-size="16.1000003814697pt" fo:font-weight="bold" officeooo:rsid="0008c337" officeooo:paragraph-rsid="0008c33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1" style:family="paragraph" style:parent-style-name="Heading_20_2">
      <style:text-properties officeooo:rsid="0008b4b2" officeooo:paragraph-rsid="0008b4b2"/>
    </style:style>
    <style:style style:name="P22" style:family="paragraph" style:parent-style-name="Heading_20_2">
      <style:text-properties officeooo:paragraph-rsid="000be0e9"/>
    </style:style>
    <style:style style:name="P23" style:family="paragraph" style:parent-style-name="Heading_20_2" style:list-style-name=""/>
    <style:style style:name="P24" style:family="paragraph" style:parent-style-name="Heading_20_2">
      <style:text-properties officeooo:paragraph-rsid="0008c337"/>
    </style:style>
    <style:style style:name="P25" style:family="paragraph" style:parent-style-name="Heading_20_2">
      <style:text-properties fo:font-weight="bold" style:font-weight-asian="bold" style:font-weight-complex="bold"/>
    </style:style>
    <style:style style:name="P26" style:family="paragraph" style:parent-style-name="Standard">
      <style:text-properties officeooo:rsid="0011b14a" officeooo:paragraph-rsid="0011b14a"/>
    </style:style>
    <style:style style:name="P27" style:family="paragraph" style:parent-style-name="Text_20_body">
      <style:text-properties officeooo:paragraph-rsid="0015d5f2"/>
    </style:style>
    <style:style style:name="P28" style:family="paragraph" style:parent-style-name="Text_20_body">
      <style:text-properties fo:font-weight="bold" officeooo:paragraph-rsid="0012cf95" style:font-weight-asian="bold" style:font-weight-complex="bold"/>
    </style:style>
    <style:style style:name="P29" style:family="paragraph" style:parent-style-name="Text_20_body">
      <style:text-properties fo:font-weight="bold" officeooo:paragraph-rsid="0013411e" style:font-weight-asian="bold" style:font-weight-complex="bold"/>
    </style:style>
    <style:style style:name="P30" style:family="paragraph" style:parent-style-name="Text_20_body">
      <style:text-properties fo:font-weight="bold" officeooo:paragraph-rsid="0008c337" style:font-weight-asian="bold" style:font-weight-complex="bold"/>
    </style:style>
    <style:style style:name="P31" style:family="paragraph" style:parent-style-name="Text_20_body">
      <style:text-properties officeooo:paragraph-rsid="001a0301"/>
    </style:style>
    <style:style style:name="P32" style:family="paragraph" style:parent-style-name="Text_20_body">
      <style:text-properties officeooo:rsid="000ca5ab" officeooo:paragraph-rsid="000ca5ab"/>
    </style:style>
    <style:style style:name="T1" style:family="text">
      <style:text-properties officeooo:rsid="0008c337"/>
    </style:style>
    <style:style style:name="T2" style:family="text">
      <style:text-properties style:font-name="Liberation Sans" fo:font-size="16.1000003814697pt" fo:font-weight="bold" officeooo:rsid="0008c33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officeooo:rsid="000a8e76"/>
    </style:style>
    <style:style style:name="T4" style:family="text">
      <style:text-properties officeooo:rsid="000bdc72"/>
    </style:style>
    <style:style style:name="T5" style:family="text">
      <style:text-properties officeooo:rsid="00111b48"/>
    </style:style>
    <style:style style:name="T6" style:family="text">
      <style:text-properties officeooo:rsid="0012cf95"/>
    </style:style>
    <style:style style:name="T7" style:family="text">
      <style:text-properties style:font-name="Arial" fo:font-size="14pt" officeooo:rsid="003ca7b4" style:font-size-asian="14pt" style:font-size-complex="14pt" style:font-style-complex="italic"/>
    </style:style>
    <style:style style:name="T8" style:family="text">
      <style:text-properties style:font-name="Arial" fo:font-size="14pt" officeooo:rsid="0019745e" style:font-size-asian="14pt" style:font-size-complex="14pt" style:font-style-complex="italic"/>
    </style:style>
    <style:style style:name="T9" style:family="text">
      <style:text-properties style:font-name="Arial" fo:font-size="14pt" fo:font-style="normal" fo:font-weight="normal" officeooo:rsid="003ca7b4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Arial" fo:font-size="14pt" fo:font-style="normal" fo:font-weight="normal" officeooo:rsid="002ebf49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rial" fo:font-size="14pt" fo:font-style="normal" fo:font-weight="normal" officeooo:rsid="000e7499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2cf95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italic" style:font-weight-complex="normal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3ca7b4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italic" style:font-weight-complex="normal" style:text-emphasize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9745e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italic" style:font-weight-complex="normal" style:text-emphasize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8c2b8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italic" style:font-weight-complex="normal" style:text-emphasize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3ca7b4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2ebf49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0e7499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5d5f2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Arial" fo:font-size="14pt" fo:font-style="normal" fo:text-shadow="none" style:text-underline-style="none" fo:font-weight="normal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Arial" fo:font-size="14pt" fo:font-style="normal" fo:text-shadow="none" style:text-underline-style="none" fo:font-weight="normal" officeooo:rsid="0019745e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Arial" fo:font-size="14pt" fo:font-style="normal" fo:text-shadow="none" style:text-underline-style="none" fo:font-weight="normal" officeooo:rsid="0018cda8" style:text-blinking="false" fo:background-color="transparent" loext:char-shading-value="0" style:font-name-asian="Noto Sans CJK SC" style:font-size-asian="14pt" style:font-style-asian="normal" style:font-weight-asian="normal" style:font-name-complex="Lohit Devanagari" style:font-size-complex="14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Arial" fo:font-size="14pt" fo:font-style="normal" fo:text-shadow="none" style:text-underline-style="none" style:text-blinking="false" fo:background-color="transparent" loext:char-shading-value="0" style:font-name-asian="Noto Sans CJK SC" style:font-size-asian="14pt" style:font-style-asian="normal" style:font-name-complex="Lohit Devanagari" style:font-size-complex="14pt" style:font-style-complex="italic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Arial" fo:font-size="14pt" fo:font-style="normal" fo:text-shadow="none" style:text-underline-style="none" officeooo:rsid="0018cda8" style:text-blinking="false" fo:background-color="transparent" loext:char-shading-value="0" style:font-name-asian="Noto Sans CJK SC" style:font-size-asian="14pt" style:font-style-asian="normal" style:font-name-complex="Lohit Devanagari" style:font-size-complex="14pt" style:font-style-complex="italic" style:text-emphasize="none"/>
    </style:style>
    <style:style style:name="T25" style:family="text">
      <style:text-properties officeooo:rsid="000f3479"/>
    </style:style>
    <style:style style:name="T26" style:family="text">
      <style:text-properties officeooo:rsid="0013411e"/>
    </style:style>
    <style:style style:name="T27" style:family="text">
      <style:text-properties fo:color="#c9211e" style:text-outline="false" style:text-line-through-style="none" style:text-line-through-type="none" style:font-name="Liberation Sans2" fo:font-size="13pt" fo:font-style="italic" fo:text-shadow="none" style:text-underline-style="none" fo:font-weight="normal" officeooo:rsid="0013411e" style:font-size-asian="13pt" style:font-style-asian="italic" style:font-weight-asian="normal" style:text-emphasize="none"/>
    </style:style>
    <style:style style:name="T28" style:family="text"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officeooo:rsid="0013411e" style:font-size-asian="11pt" style:font-style-asian="normal" style:font-weight-asian="normal" style:text-emphasize="none"/>
    </style:style>
    <style:style style:name="T29" style:family="text"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officeooo:rsid="0013411e" style:font-size-asian="11pt" style:font-style-asian="normal" style:font-weight-asian="normal" style:text-emphasize="none"/>
    </style:style>
    <style:style style:name="T30" style:family="text"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officeooo:rsid="0008c337" style:font-size-asian="11pt" style:font-style-asian="normal" style:font-weight-asian="normal" style:text-emphasize="none"/>
    </style:style>
    <style:style style:name="T31" style:family="text"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officeooo:rsid="000f3479" style:font-size-asian="11pt" style:font-style-asian="normal" style:font-weight-asian="normal" style:text-emphasize="none"/>
    </style:style>
    <style:style style:name="T32" style:family="text"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officeooo:rsid="0015d5f2" style:font-size-asian="11pt" style:font-style-asian="normal" style:font-weight-asian="normal" style:text-emphasize="none"/>
    </style:style>
    <style:style style:name="T33" style:family="text">
      <style:text-properties officeooo:rsid="0015d5f2"/>
    </style:style>
    <style:style style:name="T34" style:family="text">
      <style:text-properties officeooo:rsid="0011b14a"/>
    </style:style>
    <style:style style:name="T35" style:family="text">
      <style:text-properties officeooo:rsid="0018c2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/>
      <text:p text:style-name="P4">Raw card back: <text:span text:style-name="T4">art nouveau particle texture filigree subsurface</text:span></text:p>
      <text:p text:style-name="P4"/>
      <text:p text:style-name="P4">matte painting of texture, realistic Watercolor Illustration, lineart, artwork by Jozef Chelmonski and John Martin, highly detailed, nikon, nikkor, octane, HDR</text:p>
      <text:h text:style-name="Heading_20_2" text:outline-level="2">Wake world artist<text:span text:style-name="T3">s</text:span></text:h>
      <text:p text:style-name="P1">Jozef Chelmonski and John Martin</text:p>
      <text:h text:style-name="P24" text:outline-level="2"><text:span text:style-name="T2">Wake world prompts</text:span></text:h>
      <text:p text:style-name="P28">matte painting of <text:span text:style-name="T6">bedroom</text:span>, realistic Watercolor Illustration, lineart, artwork by Jozef Chelmonski and John Martin, <text:span text:style-name="T6">warm, </text:span>highly detailed, nikon, nikkor, octane, HDR</text:p>
      <text:p text:style-name="P28">matte painting of <text:span text:style-name="T6">old manor</text:span>, realistic Watercolor Illustration, lineart, artwork by Jozef Chelmonski and John Martin, <text:span text:style-name="T6">gloomy, </text:span>highly detailed, nikon, nikkor, octane, HDR</text:p>
      <text:p text:style-name="P6">matte painting of <text:span text:style-name="T5">house</text:span>, realistic Watercolor Illustration, lineart, artwork by Jozef Chelmonski and John Martin, highly detailed, nikon, nikkor, octane, HDR</text:p>
      <text:p text:style-name="P29">matte painting of empty storefront, realistic Watercolor Illustration, lineart, artwork by Jozef Chelmonski and John Martin, day light, highly detailed, nikon, nikkor, octane, HDR</text:p>
      <text:p text:style-name="P13"><text:span text:style-name="T7">empty </text:span><text:span text:style-name="T8">alleyway, </text:span></text:p>
      <text:p text:style-name="P14"><text:span text:style-name="T12">busy</text:span><text:span text:style-name="T13"> </text:span><text:span text:style-name="T14">alleyway, </text:span></text:p>
      <text:p text:style-name="P14"><text:span text:style-name="T12">busy</text:span><text:span text:style-name="T13"> </text:span><text:span text:style-name="T12">street</text:span><text:span text:style-name="T14">, </text:span></text:p>
      <text:p text:style-name="P13"><text:span text:style-name="T7">empty </text:span><text:span text:style-name="T8">room, </text:span></text:p>
      <text:p text:style-name="P13"><text:span text:style-name="T8"/></text:p>
      <text:p text:style-name="P17"><text:span text:style-name="T21">matte painting of mystical book cover, realistic Watercolor Illustration, lineart, artwork by Jozef Chelmonski and John Martin, intricate, gloomy, highly detailed, nikon, nikkor, octane, HDR – </text:span><text:span text:style-name="T22">MASSIVE FAILURE</text:span></text:p>
      <text:h text:style-name="P25" text:outline-level="2"><text:span text:style-name="T24">I</text:span><text:span text:style-name="T23">tems:</text:span></text:h>
      <text:p text:style-name="P18"><text:span text:style-name="T20">Occult spellbook</text:span></text:p>
      <text:p text:style-name="P18"><text:span text:style-name="T21">mystical book</text:span></text:p>
      <text:p text:style-name="P18"><text:span text:style-name="T21">d</text:span><text:span text:style-name="T20">ream journal</text:span></text:p>
      <text:p text:style-name="P18"><text:span text:style-name="T22">o</text:span><text:span text:style-name="T20">ld tome</text:span></text:p>
      <text:p text:style-name="P18"><text:soft-page-break/><text:span text:style-name="T20">old journal</text:span></text:p>
      <text:p text:style-name="P18"><text:span text:style-name="T20">manuscript</text:span></text:p>
      <text:p text:style-name="P18"><text:span text:style-name="T20">primitive dagger</text:span></text:p>
      <text:h text:style-name="P21" text:outline-level="2">Potential dream world artists</text:h>
      <text:p text:style-name="P9">Caspar David Friedrich</text:p>
      <text:p text:style-name="P9">Leonid Afremov</text:p>
      <text:p text:style-name="P10">thomas kinkade</text:p>
      <text:p text:style-name="P11"/>
      <text:p text:style-name="P11"/>
      <text:h text:style-name="P20" text:outline-level="2">Dream world prompts</text:h>
      <text:p text:style-name="P30">matte painting of grassy Countryside, realistic Watercolor Illustration, pastel colors, artwork by John Martin and Thomas Moran, highly detailed, HDR</text:p>
      <text:p text:style-name="P30">matte painting of king scarecrow in tall grass, realistic Watercolor Illustration, pastel colors, artwork by John Martin and Thomas Moran, royal, golden crown, highly detailed, HDR</text:p>
      <text:p text:style-name="P30">matte painting of ramshackle city, realistic Watercolor Illustration, pastel colors, artwork by John Martin and Thomas Moran, royal, golden crown, highly detailed, HDR</text:p>
      <text:p text:style-name="P30">matte painting of stone bridge over river, realistic Watercolor Illustration, pastel colors, artwork by John Martin and Thomas Moran, royal, golden crown, highly detailed, HDR</text:p>
      <text:p text:style-name="P7"><text:span text:style-name="T26">Photo of</text:span> colorful <text:span text:style-name="T1">autumn </text:span>landscape, <text:span text:style-name="T25">folklore, </text:span><text:span text:style-name="T26">art by </text:span><text:span text:style-name="T27">thomas kinkade and </text:span><text:span text:style-name="T28">Caspar David Friedrich, Digital painting, global illumination, Surreal, illusion</text:span></text:p>
      <text:p text:style-name="P7"><text:span text:style-name="T28">Photo of Greeble dream city, </text:span><text:span text:style-name="T31">folklore, </text:span><text:span text:style-name="T28">art by </text:span><text:span text:style-name="T27">thomas kinkade and </text:span><text:span text:style-name="T28">Caspar David Friedrich, Digital painting, global illumination, Surreal, illusion</text:span></text:p>
      <text:p text:style-name="P11">landscape road / stone bri<text:span text:style-name="T1">dg</text:span>e / river / <text:span text:style-name="T1">autumn, </text:span><text:s/>pastel beauty, Digital painting</text:p>
      <text:p text:style-name="P12">grassy fields</text:p>
      <text:p text:style-name="P12">Short berry bushes among tall grass</text:p>
      <text:p text:style-name="P12"/>
      <text:p text:style-name="P12"/>
      <text:p text:style-name="P31"><text:span text:style-name="T34">matte painting of king scarecrow, realistic Watercolor Illustration, lineart, </text:span><text:span text:style-name="T33">artwork by </text:span><text:span text:style-name="T28">Thomas Moran</text:span><text:span text:style-name="T27"> and </text:span><text:span text:style-name="T28">Caspar David Friedrich, </text:span><text:span text:style-name="T31">folklore</text:span><text:span text:style-name="T28">, </text:span><text:span text:style-name="T30">autumn </text:span><text:span text:style-name="T32">colors,</text:span><text:span text:style-name="T28"> </text:span><text:span text:style-name="T32">royal, </text:span><text:span text:style-name="T28">global illumination</text:span></text:p>
      <text:p text:style-name="P27"><text:span text:style-name="T32">matte painting of grassy Countryside, realistic Watercolor Illustration, lineart, artwork by </text:span><text:span text:style-name="T27">thomas kinkade and </text:span><text:span text:style-name="T28">Caspar David Friedrich, global illumination, Surreal, illusion</text:span><text:span text:style-name="T32">, </text:span><text:span text:style-name="T30">autumn </text:span><text:span text:style-name="T32">colors</text:span></text:p>
      <text:h text:style-name="P22" text:outline-level="2">Good words for dream world</text:h>
      <text:p text:style-name="P2">Countryside</text:p>
      <text:p text:style-name="P8">cloudy day</text:p>
      <text:p text:style-name="P2">Greeble</text:p>
      <text:p text:style-name="P11">colorful dream</text:p>
      <text:p text:style-name="P11"/>
      <text:p text:style-name="P2"><text:soft-page-break/>illusion</text:p>
      <text:p text:style-name="P2">landscape</text:p>
      <text:p text:style-name="P2">global illumination</text:p>
      <text:p text:style-name="P3">surreal</text:p>
      <text:p text:style-name="P5">folklore</text:p>
      <text:p text:style-name="P5"/>
      <text:h text:style-name="P23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1:19:07.771325058</meta:creation-date>
    <meta:generator>LibreOffice/6.4.7.2$Linux_X86_64 LibreOffice_project/40$Build-2</meta:generator>
    <dc:date>2022-10-16T21:26:09.593268837</dc:date>
    <meta:editing-duration>PT7H32M55S</meta:editing-duration>
    <meta:editing-cycles>12</meta:editing-cycles>
    <meta:document-statistic meta:table-count="0" meta:image-count="0" meta:object-count="0" meta:page-count="3" meta:paragraph-count="48" meta:word-count="412" meta:character-count="3000" meta:non-whitespace-character-count="2630"/>
  </office:meta>
</office:document-meta>
</file>